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9:18:00.7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5T19:27:54.374000000</dc:date>
    <meta:editing-duration>PT14H56M47S</meta:editing-duration>
    <meta:editing-cycles>209</meta:editing-cycles>
    <meta:generator>LibreOffice/7.2.4.1$Windows_X86_64 LibreOffice_project/27d75539669ac387bb498e35313b970b7fe9c4f9</meta:generator>
    <meta:document-statistic meta:table-count="1" meta:cell-count="6019" meta:object-count="0"/>
  </office:meta>
</office:document-meta>
</file>